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vise-supporting platform is large. The vise is fastened by 4 bolts. Reason: for irregular-shaped materials, the vise can be removed and the platform can be used as the work surface. Of course, elevating materials must be placed as to create a blade slo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6T22:45:41.51</meta:creation-date>
    <meta:document-statistic meta:table-count="0" meta:image-count="0" meta:object-count="0" meta:page-count="1" meta:paragraph-count="1" meta:word-count="44" meta:character-count="259"/>
    <dc:date>2012-07-06T22:46:00.32</dc:date>
    <meta:editing-duration>PT18S</meta:editing-duration>
    <meta:editing-cycles>1</meta:editing-cycles>
    <meta:generator>LibreOffice/3.3$Win32 LibreOffice_project/330m19$Build-202</meta:generator>
  </office:meta>
</office:document-meta>
</file>